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18856" calcext:value-type="float">
            <text:p>33.51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204912" calcext:value-type="float">
            <text:p>33.20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9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2688" calcext:value-type="float">
            <text:p>31.41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8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7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6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62424" calcext:value-type="float">
            <text:p>30.0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49192" calcext:value-type="float">
            <text:p>29.3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17088" calcext:value-type="float">
            <text:p>28.5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61056" calcext:value-type="float">
            <text:p>28.26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66644" calcext:value-type="float">
            <text:p>28.66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226" calcext:value-type="float">
            <text:p>28.4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8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00552" calcext:value-type="float">
            <text:p>28.80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06192" calcext:value-type="float">
            <text:p>28.20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892" calcext:value-type="float">
            <text:p>27.8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628" calcext:value-type="float">
            <text:p>27.3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855928" calcext:value-type="float">
            <text:p>26.85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371296" calcext:value-type="float">
            <text:p>26.37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28296" calcext:value-type="float">
            <text:p>25.22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21872" calcext:value-type="float">
            <text:p>24.12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200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53776" calcext:value-type="float">
            <text:p>23.35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387304" calcext:value-type="float">
            <text:p>23.38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838664" calcext:value-type="float">
            <text:p>22.83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9376" calcext:value-type="float">
            <text:p>22.4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25304" calcext:value-type="float">
            <text:p>22.62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430232" calcext:value-type="float">
            <text:p>22.4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753576" calcext:value-type="float">
            <text:p>21.7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49232" calcext:value-type="float">
            <text:p>22.0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27312" calcext:value-type="float">
            <text:p>21.9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5604" calcext:value-type="float">
            <text:p>21.6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9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8736" calcext:value-type="float">
            <text:p>20.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9848" calcext:value-type="float">
            <text:p>20.11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17384" calcext:value-type="float">
            <text:p>20.21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78472" calcext:value-type="float">
            <text:p>19.77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59144" calcext:value-type="float">
            <text:p>19.05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7756" calcext:value-type="float">
            <text:p>18.57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383232" calcext:value-type="float">
            <text:p>27.38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98896" calcext:value-type="float">
            <text:p>18.59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742152" calcext:value-type="float">
            <text:p>18.74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8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647664" calcext:value-type="float">
            <text:p>18.64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79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0512" calcext:value-type="float">
            <text:p>18.1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7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71828" calcext:value-type="float">
            <text:p>16.71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037700</text:p>
          </table:table-cell>
          <table:table-cell office:value-type="string" calcext:value-type="string">
            <text:p>7N 41W 32CDBB:44859</text:p>
          </table:table-cell>
          <table:table-cell office:value-type="string" calcext:value-type="string">
            <text:p>197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9352" calcext:value-type="float">
            <text:p>14.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8" meta:object-count="0"/>
    <meta:user-defined meta:name="AppVersion">3.0</meta:user-defined>
  </office:meta>
</office:document-meta>
</file>